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margin-left="0in" fo:margin-right="0in" fo:line-height="200%" fo:text-align="start" style:justify-single-word="false" fo:text-indent="0in" style:auto-text-indent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." style:num-format="I">
        <style:list-level-properties text:space-before="0.25in" text:min-label-width="0.25in"/>
      </text:list-level-style-number>
      <text:list-level-style-number text:level="2" text:style-name="Numbering_20_Symbols" style:num-prefix=" " style:num-suffix="." style:num-format="A">
        <style:list-level-properties text:space-before="0.5in" text:min-label-width="0.25in"/>
      </text:list-level-style-number>
      <text:list-level-style-number text:level="3" text:style-name="Numbering_20_Symbols" style:num-prefix=" " style:num-suffix="." style:num-format="i">
        <style:list-level-properties text:space-before="0.75in" text:min-label-width="0.25in"/>
      </text:list-level-style-number>
      <text:list-level-style-number text:level="4" text:style-name="Numbering_20_Symbols" style:num-prefix=" " style:num-suffix=")" style:num-format="a">
        <style:list-level-properties text:space-before="1in" text:min-label-width="0.25in"/>
      </text:list-level-style-number>
      <text:list-level-style-bullet text:level="5" text:style-name="Bullet_20_Symbols" style:num-prefix=" " style:num-suffix=" 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ith Gable</text:p>
      <text:p text:style-name="P1">English 1113</text:p>
      <text:p text:style-name="P1">Professor Glass</text:p>
      <text:p text:style-name="P1">18 September 2006</text:p>
      <text:p text:style-name="P2">Outline</text:p>
      <text:list text:style-name="L1">
        <text:list-item>
          <text:p text:style-name="P3">Introduction</text:p>
        </text:list-item>
        <text:list-item>
          <text:p text:style-name="P3">Background</text:p>
          <text:list>
            <text:list-item>
              <text:p text:style-name="P4">The problem: need to mount a motherboard</text:p>
            </text:list-item>
            <text:list-item>
              <text:p text:style-name="P4">The solution: motherboard screws</text:p>
            </text:list-item>
            <text:list-item>
              <text:p text:style-name="P4">The next problem: find motherboard screws</text:p>
            </text:list-item>
            <text:list-item>
              <text:p text:style-name="P4">The next solution: DOUBLE SIDED TAPE!</text:p>
            </text:list-item>
          </text:list>
        </text:list-item>
        <text:list-item>
          <text:p text:style-name="P4">The Process</text:p>
          <text:list>
            <text:list-item>
              <text:p text:style-name="P4">Applying tape to motherboard</text:p>
            </text:list-item>
            <text:list-item>
              <text:p text:style-name="P4">Applying sticky motherboard to case</text:p>
            </text:list-item>
            <text:list-item>
              <text:p text:style-name="P4">Plugging in</text:p>
            </text:list-item>
          </text:list>
        </text:list-item>
        <text:list-item>
          <text:p text:style-name="P4">The Electrocution</text:p>
          <text:list>
            <text:list-item>
              <text:p text:style-name="P4">Pressing Power</text:p>
            </text:list-item>
            <text:list-item>
              <text:p text:style-name="P4">Pain associated with pressing the power button</text:p>
            </text:list-item>
          </text:list>
        </text:list-item>
        <text:list-item>
          <text:p text:style-name="P4">Conclusion</text:p>
          <text:list>
            <text:list-item>
              <text:p text:style-name="P4">Always use motherboard screws</text:p>
            </text:list-item>
            <text:list-item>
              <text:p text:style-name="P4">Double-sided tape works great if you don't let the metal poke through i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P1">Gable 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9-18T08:56:57</meta:creation-date>
    <dc:date>2006-09-18T09:04:16</dc:date>
    <dc:language>en-US</dc:language>
    <meta:editing-cycles>4</meta:editing-cycles>
    <meta:editing-duration>PT7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79" meta:character-count="514"/>
  </office:meta>
</office:document-meta>
</file>